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1: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1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1:(6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1_(6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2:(6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2_(6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3:(4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3_(4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4:(4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4_(4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7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7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51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51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2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2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3:(7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3_(7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0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0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1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1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9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1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1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2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2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6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6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80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828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20:45:27.705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6T00:23:58.928000000</dc:date>
    <meta:editing-duration>P3DT4H19M38S</meta:editing-duration>
    <meta:editing-cycles>10</meta:editing-cycles>
    <meta:generator>LibreOffice/7.6.2.1$Windows_x86 LibreOffice_project/56f7684011345957bbf33a7ee678afaf4d2ba333</meta:generator>
    <meta:document-statistic meta:table-count="2" meta:cell-count="13959" meta:object-count="0"/>
  </office:meta>
</office:document-meta>
</file>